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7d52" officeooo:paragraph-rsid="00057d52"/>
    </style:style>
    <style:style style:name="P2" style:family="paragraph" style:parent-style-name="Standard">
      <style:text-properties officeooo:rsid="000792e5" officeooo:paragraph-rsid="000792e5"/>
    </style:style>
    <style:style style:name="P3" style:family="paragraph" style:parent-style-name="Standard">
      <style:text-properties officeooo:rsid="000ad5d1" officeooo:paragraph-rsid="000ad5d1"/>
    </style:style>
    <style:style style:name="P4" style:family="paragraph" style:parent-style-name="Standard">
      <style:text-properties officeooo:rsid="000c0a64" officeooo:paragraph-rsid="000c0a64"/>
    </style:style>
    <style:style style:name="P5" style:family="paragraph" style:parent-style-name="Standard">
      <style:text-properties officeooo:rsid="000c0a64" officeooo:paragraph-rsid="000792e5"/>
    </style:style>
    <style:style style:name="P6" style:family="paragraph" style:parent-style-name="Standard">
      <style:text-properties officeooo:rsid="000e0370" officeooo:paragraph-rsid="000e0370"/>
    </style:style>
    <style:style style:name="T1" style:family="text">
      <style:text-properties officeooo:rsid="00067aa5"/>
    </style:style>
    <style:style style:name="T2" style:family="text">
      <style:text-properties officeooo:rsid="000831fb"/>
    </style:style>
    <style:style style:name="T3" style:family="text">
      <style:text-properties officeooo:rsid="0008ab8f"/>
    </style:style>
    <style:style style:name="T4" style:family="text">
      <style:text-properties officeooo:rsid="0009478c"/>
    </style:style>
    <style:style style:name="T5" style:family="text">
      <style:text-properties officeooo:rsid="0009d3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</text:p>
      <text:p text:style-name="P1"/>
      <text:p text:style-name="P1">características da linguagem python</text:p>
      <text:p text:style-name="P1"/>
      <text:p text:style-name="P1">-umas das principais linguagens atualmente </text:p>
      <text:p text:style-name="P1">motivos: </text:p>
      <text:p text:style-name="P1"/>
      <text:p text:style-name="P1">-disponibilidade de muitos ambientes de desenvolvimento </text:p>
      <text:p text:style-name="P1"/>
      <text:p text:style-name="P1">-muitas bibliotecas </text:p>
      <text:p text:style-name="P1"/>
      <text:p text:style-name="P1">-<text:span text:style-name="T1">comunidade engajada </text:span></text:p>
      <text:p text:style-name="P1"/>
      <text:p text:style-name="P2">características: </text:p>
      <text:p text:style-name="P2">-multiparadigma </text:p>
      <text:p text:style-name="P2">-interativa </text:p>
      <text:p text:style-name="P2">-híbrida em relação ao método de implementação <text:s/></text:p>
      <text:p text:style-name="P2">-portável</text:p>
      <text:p text:style-name="P2">-extensível </text:p>
      <text:p text:style-name="P2">-suporta banco de dados </text:p>
      <text:p text:style-name="P2">-<text:span text:style-name="T2">suporta interface com usuário </text:span></text:p>
      <text:p text:style-name="P2">-<text:span text:style-name="T3">pode ser usada como linguagem de script </text:span></text:p>
      <text:p text:style-name="P2">-<text:span text:style-name="T4">permite desenvolvimento web </text:span></text:p>
      <text:p text:style-name="P2">-<text:span text:style-name="T5">criação de aplicações comerciais </text:span></text:p>
      <text:p text:style-name="P2"/>
      <text:p text:style-name="P5"/>
      <text:p text:style-name="P4">instalando o python </text:p>
      <text:p text:style-name="P4"/>
      <text:p text:style-name="P4">preparação do ambiente </text:p>
      <text:p text:style-name="P4"/>
      <text:p text:style-name="P6">no python, os blocos são definidos pela indentação, e não por chaves </text:p>
      <text:p text:style-name="P6"/>
      <text:p text:style-name="P3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16:53:34.469000000</meta:creation-date>
    <dc:date>2024-02-01T12:33:06.055000000</dc:date>
    <meta:editing-duration>PT1H17M9S</meta:editing-duration>
    <meta:editing-cycles>10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1" meta:word-count="74" meta:character-count="577" meta:non-whitespace-character-count="505"/>
  </office:meta>
</office:document-meta>
</file>